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mailto:worldationsde@gmail.com" office:target-frame-name="_top" xlink:show="replace"><text:span text:style-name="Hyperlink">worldationsde@gmail.com</text:span></text:a></text:p>
      <text:p text:style-name="Standard">jugendhackt16</text:p>
      <text:p text:style-name="Standard"/>
      <text:p text:style-name="Standard">twitter:</text:p>
      <text:p text:style-name="Standard">@worldations</text:p>
      <text:p text:style-name="Standard"><text:a xlink:href="mailto:worldationsde@gmail.com" office:target-frame-name="_top" xlink:show="replace"><text:span text:style-name="Hyperlink">worldationsde@gmail.com</text:span></text:a></text:p>
      <text:p text:style-name="Standard">jugendhackt16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Kopfzeile"/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nart</meta:initial-creator>
    <dc:creator>Lennart</dc:creator>
    <meta:creation-date>2017-02-04T17:52:00Z</meta:creation-date>
    <dc:date>2017-02-04T17:54:00Z</dc:date>
    <meta:template xlink:href="Normal" xlink:type="simple"/>
    <meta:editing-cycles>1</meta:editing-cycles>
    <meta:editing-duration>PT0S</meta:editing-duration>
    <meta:document-statistic meta:page-count="1" meta:paragraph-count="1" meta:word-count="26" meta:character-count="192" meta:row-count="1" meta:non-whitespace-character-count="167"/>
  </office:meta>
</office:document-meta>
</file>